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top="0in" fo:margin-bottom="0in" style:contextual-spacing="true"/>
    </style:style>
    <style:style style:name="P2" style:family="paragraph" style:parent-style-name="Text_20_body">
      <style:paragraph-properties fo:margin-top="0in" fo:margin-bottom="0in" style:contextual-spacing="true"/>
      <style:text-properties officeooo:rsid="0005cab8" officeooo:paragraph-rsid="0005cab8"/>
    </style:style>
    <style:style style:name="P3" style:family="paragraph" style:parent-style-name="Text_20_body">
      <style:paragraph-properties fo:margin-top="0in" fo:margin-bottom="0in" style:contextual-spacing="true"/>
      <style:text-properties officeooo:rsid="0006aba9" officeooo:paragraph-rsid="0006aba9"/>
    </style:style>
    <style:style style:name="P4" style:family="paragraph" style:parent-style-name="Text_20_body">
      <style:paragraph-properties fo:margin-top="0in" fo:margin-bottom="0in" style:contextual-spacing="true"/>
      <style:text-properties officeooo:rsid="00087d76" officeooo:paragraph-rsid="00087d76"/>
    </style:style>
    <style:style style:name="P5" style:family="paragraph" style:parent-style-name="Text_20_body">
      <style:paragraph-properties fo:margin-top="0in" fo:margin-bottom="0in" style:contextual-spacing="true"/>
      <style:text-properties officeooo:rsid="000afbf7" officeooo:paragraph-rsid="000afbf7"/>
    </style:style>
    <style:style style:name="T1" style:family="text">
      <style:text-properties fo:font-weight="normal"/>
    </style:style>
    <style:style style:name="T2" style:family="text">
      <style:text-properties fo:font-weight="normal" officeooo:rsid="0005cab8"/>
    </style:style>
    <style:style style:name="T3" style:family="text">
      <style:text-properties fo:font-weight="normal" officeooo:rsid="0006aba9"/>
    </style:style>
    <style:style style:name="T4" style:family="text">
      <style:text-properties fo:font-weight="normal" officeooo:rsid="00087d76"/>
    </style:style>
    <style:style style:name="T5" style:family="text">
      <style:text-properties fo:font-weight="normal" officeooo:rsid="0009af79"/>
    </style:style>
    <style:style style:name="T6" style:family="text">
      <style:text-properties fo:font-weight="normal" officeooo:rsid="000afbf7"/>
    </style:style>
    <style:style style:name="T7" style:family="text">
      <style:text-properties officeooo:rsid="000c3045"/>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ynne Coblammers</text:p>
      <text:p text:style-name="P2">EECS 678</text:p>
      <text:p text:style-name="P2">Lab 1</text:p>
      <text:p text:style-name="P2">2015.01.28</text:p>
      <text:p text:style-name="P2"/>
      <text:p text:style-name="P2">Using Vim Editor:</text:p>
      <text:p text:style-name="P2"/>
      <text:p text:style-name="P1"><text:span text:style-name="T2">1. </text:span><text:span text:style-name="T1">Open a file with some C source code. Copy the first 12 lines of text from this file. Create three new files named a.c, b.c, and c.c and paste this text at the top of each new file. Save each new file.</text:span></text:p>
      <text:p text:style-name="P1"/>
      <text:p text:style-name="P2"><text:span text:style-name="T1">To open the file, type vim &lt;filename&gt; in the terminal window. Next, to copy the first 12 lines of text, navigate to the very top of the screen in command mode by using 'k' to move up and 'h' to move to the </text:span><text:span text:style-name="T3">left</text:span><text:span text:style-name="T1">. Type '12yy' which yanks, or copies, 12 lines of code. To open a new file in vim, type :e a.c, which will create the file (assuming it doesn't exist). Next, paste the 12 lines above the cursor by typing P. Save this file by typing :w. Repeat this process by opening b.c and c.c, pasting the lines, and saving. Finally, type :q to exit vim.</text:span></text:p>
      <text:p text:style-name="P2"><text:span text:style-name="T1"/></text:p>
      <text:p text:style-name="P1"><text:span text:style-name="T2">2. </text:span><text:span text:style-name="T1">Open two different source files for editing, ensuring both are visible on screen simultaneously, and switch between editing each of these two files and issuing commands to a terminal you have open.</text:span></text:p>
      <text:p text:style-name="P1"/>
      <text:p text:style-name="P3"><text:span text:style-name="T1">To open two source files for editing, type </text:span><text:span text:style-name="T5">g</text:span><text:span text:style-name="T1">vim &lt;filename1&gt; &lt;filename2&gt;. </text:span><text:span text:style-name="T5">The g preceding vim allows you to open vim in a separate window from the terminal. </text:span><text:span text:style-name="T1">Only one will initially be visible. To make both visible, first, the screen must be split. One way to do this is to split it vertically by typing &lt;c-w&gt;v. Now, the screen should be split vertically with each half showing the same source code file. To switch to the right half of the screen, type &lt;c-w&gt;w. Now, both files should be open in the buffer, so to access the second file, open the buffer explorer by typing \be, navigate to the second file by using k to move up or j to move down, end hit enter to open it. You can test that commands work by copying a line from the buffer you're currently in by typing 'yy', typing &lt;c-w&gt;w to switch to the other buffer, and typing 'P' to paste the line you just copied. <text:s/></text:span><text:span text:style-name="T5">Furthermore, you can still access the terminal by opening its window, which is separate from the vim window, and issuing commands as normal.</text:span></text:p>
      <text:p text:style-name="P1"><text:span text:style-name="T1"/></text:p>
      <text:p text:style-name="P1"><text:span text:style-name="T2">3. </text:span><text:span text:style-name="T1">As you are reading the code for a large C program (with multiple source files spanned across multiple directories), you come across a call to an unknown function. Find the definition of this function. Go back to the calling context where you started.</text:span></text:p>
      <text:p text:style-name="P1"/>
      <text:p text:style-name="P3"><text:span text:style-name="T1">Before opening the program in vim, you must have tags enabled. To do this, </text:span><text:span text:style-name="T4">type the command ctags -R in each of the directories that code is contained in. Now, with the code open in vim, when you see the unknown function, move your cursor to the function name using j, k, h, and l. Once your cursor is on the function name, type &lt;c-]&gt;. This will jump to the declaration of the function (or give you options to select if that function name is used in multiple files). Once you have examined the function, you can easily return to where it was called by typing &lt;c-t&gt;. </text:span></text:p>
      <text:p text:style-name="P1"><text:span text:style-name="T1"/></text:p>
      <text:p text:style-name="P1"><text:span text:style-name="T2">4. </text:span><text:span text:style-name="T1">Given a file with a million lines of text, remove the whitespace (spaces, tabs, and newlines) from the beginning of every line. That is, when you have finished, each line should start with a non-whitespace </text:span><text:soft-page-break/><text:span text:style-name="T1">character.</text:span></text:p>
      <text:p text:style-name="P1"/>
      <text:p text:style-name="P4"><text:span text:style-name="T1">With the file open in vim, do a search and replace. To do this, type :%</text:span><text:span text:style-name="T6">s /^\s\+//. The %s command substitutes throughout the current buffer. ^\s\+ is the pattern being substituted, which means you are looking at the beginning of lines (^) for any number (\+) of spaces (\s). This is being substituted with nothing, thus there is no replacement portion between the final two slashes (//). After executing this command, each line with begin with non-whitespace. <text:line-break/></text:span></text:p>
      <text:p text:style-name="P1"><text:span text:style-name="T2">5. </text:span><text:span text:style-name="T1">Find and replace every occurrence of the string 'Bill Self' in your source file with the string 'basketball genius Bill Self' (assume that case matters). After you're done, reformat your file so that each line adheres to an 80 character text width. If you are using vim, you may assume that your vimrc has the appropriate textwidth and formatoptions settings so that lines are formatted correctly when the formatting command is used.</text:span></text:p>
      <text:p text:style-name="P1"/>
      <text:p text:style-name="P5">With the source file open in vim, use the substitute command to replace the string. Do this by typing \</text:p>
      <text:p text:style-name="P5">:%s /Bill Self/basketball genius Bill Self/g. The %s means it will search the entire buffer, and the /g at the end means it will do it for more than the first occurrence on the line. Next, to reformat the file, <text:span text:style-name="T7">first navigate to the end of the file using &lt;c-f&gt; and j to find out the number of lines. Then, if, for example, there were 93 lines, type 93gqk, which will wrap the 93 lines above the cursor to the preset text wid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8T09:38:41.254018200</meta:creation-date>
    <dc:date>2015-01-28T10:54:41.606822647</dc:date>
    <meta:editing-duration>PT1H4M55S</meta:editing-duration>
    <meta:editing-cycles>3</meta:editing-cycles>
    <meta:generator>LibreOffice/4.2.8.2$Linux_X86_64 LibreOffice_project/420$Build-2</meta:generator>
    <meta:document-statistic meta:table-count="0" meta:image-count="0" meta:object-count="0" meta:page-count="2" meta:paragraph-count="16" meta:word-count="823" meta:character-count="4483" meta:non-whitespace-character-count="3671"/>
  </office:meta>
</office:document-meta>
</file>